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3" style:master-page-name="HTML"/>
    <style:style style:name="T1" style:family="text">
      <style:text-properties fo:font-weight="bol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 text:is-list-header="true">IT MILL SOFTWARE LICENSE &amp; MAINTENANCE AGREEMENT - EULA – SUBSCRIPTION – Version: 1/10/2007</text:h>
      <text:p text:style-name="Text_20_body">1. <text:span text:style-name="T1">Definitions</text:span>. As used in this Agreement: <text:line-break/><text:line-break/>(I) "<text:span text:style-name="T1">SERVER</text:span>" means the number of JVMs (Java Virtual Machines) that deliver presentation logic (including IT Mill Toolkit) to a web browser on a production environment. IT Mill doesn't charge for installations that are solely and only used for product development, testing, learning or training purposes.<text:line-break/>(II) "<text:span text:style-name="T1">Documentation</text:span>" means all online help files or written instruction manuals regarding the use of the Software; <text:line-break/>(III) "<text:span text:style-name="T1">Revision</text:span>" means a set of the Software in which detected shortcomings are being remedied, i.e. 4.0.1 &gt; 4.0.2. <text:line-break/>(IV) "<text:span text:style-name="T1">Minor Version</text:span>" means a set of the Software in which in addition to possible corrections of detected shortcomings, small functional enhancements have been included, i.e. 4.1 &gt; 4.2. <text:line-break/>(V) "<text:span text:style-name="T1">Major Version</text:span>" means a set of the Software in which substantial new -but successor- functionalities or other substantial changes are introduced, i.e. 4.0 &gt; 5.0.<text:line-break/>(VI) "<text:span text:style-name="T1">Software</text:span>" means the object code of the computer program(s) specified in the applicable Product Order Form. </text:p>
      <text:p text:style-name="Text_20_body">2. <text:span text:style-name="T1">Rights of Licensee</text:span>. Subject to the terms and conditions set forth in this License Agreement and the Product Order Form (the "Agreement"), IT Mill grants to Licensee the perpetual, non-exclusive, non-transferable right to: <text:line-break/>(I) install and/or use the Software on one or more computers, provided, however, that the total number of SERVERs from all of the computers in which the Software is installed does not exceed the total number of SERVER licenses purchased for such installation and use,<text:line-break/>(II) copy the Software for backup or archival purposes (without removing any proprietary markings) and reproduce the Documentation for Licensee's own use. </text:p>
      <text:p text:style-name="Text_20_body">Licensee acquires no rights other than those listed in this Agreement. Third parties are not affiliates i.e companies owned by Licensee for more than 50%, or in which Licensee has a decisive vote in another way, as well as Licensee's parent or subsidiaries, which have the same user-rights for the Software as Licensee, provided that Licensee has attached its corporate group structure for this purpose to this Agreement and updates this list each January, without which such affiliate is not entitled to use the Software. </text:p>
      <text:p text:style-name="Text_20_body">3. <text:span text:style-name="T1">License Restrictions</text:span>. Licensee agrees not to (i) assign, lease, transfer, or sublicense the Software licenses or Documentation; (ii) decompile, disassemble, or reverse engineer the Software, in whole or in part, except where otherwise -and to the extent- provided by applicable Law; (iv) exceed the number and type of licenses purchased under the Product Order Form. </text:p>
      <text:p text:style-name="Text_20_body">4. <text:span text:style-name="T1">Title</text:span>. All right, title and interest in the Software and the Documentation, and any modifications thereof, shall remain vested in IT Mill at all times. This Agreement does not constitute a transfer to Licensee of any title or intellectual property rights to the Software and Documentation, or modifications thereof, or of any intellectual property right such as copyrights and database rights, patents, trademarks or trade names relating thereto. </text:p>
      <text:p text:style-name="Text_20_body">5. <text:span text:style-name="T1">Warranties</text:span>. IT Mill warrants that it has title to and/or the authority to grant licenses of the Software.<text:line-break/>(I) EXCEPT WITH RESPECT TO ANY SAMPLE APPLICATION CODE AND TRIAL VERSIONS OF THE SOFTWARE, IT MILL WARRANTS SUBSTANTIAL COMPLIANCE OF THE SOFTWARE IN REGARD TO THE DOCUMENTATION FOR A PERIOD OF NINETY (90) DAYS FROM THE DATE OF PURCHASE. NON-COMPLIANT SOFTWARE OR DEFECTIVE MEDIA WILL BE CORRECTED OR REPLACED AS APPROPRIATE OR, IF NEITHER OF THE ABOVE IS COMMERCIALLY PRACTICABLE, THE AGREEMENT WILL TERMINATE WITH RESPECT TO THE NON-COMPLIANT SOFTWARE OR PART THEREOF AND LICENSEE WILL BE REFUNDED THE LICENSE FEES PAID FOR SUCH SOFTWARE OR PART THEREOF <text:line-break/>(II) IT MILL PROVIDES NO REMEDIES OR WARRANTIES, WHETHER EXPRESS OR IMPLIED, FOR ANY SAMPLE APPLICATION CODE AND TRIAL VERSIONS OF THE SOFTWARE. ANY SAMPLE APPLICATION CODE AND TRIAL VERSION OF THE SOFTWARE ARE PROVIDED "AS IS". <text:line-break/>(III). THE WARRANTIES ARE SUBJECT TO THE FOLLOWING CONDITIONS: (I) THE SOFTWARE HAS BEEN USED AT ALL TIMES IN ACCORDANCE WITH THE DOCUMENTATION AND SUPPORTED PLATFORMS; (II) LICENSEE HAS GIVEN PROMPT WRITTEN NOTICE TO IT MILL OF ANY CLAIM, ACTION OR NON-COMPLIANCE, AND GIVEN IT MILL THE AUTHORITY TO REPRESENT LICENSEE AS CONTEMPLATED ABOVE; AND (III) NO MODIFICATIONS, ALTERATIONS OR ADDITIONS HAVE BEEN MADE TO THE SOFTWARE THAT HAVE CAUSED IT TO DEVIATE FROM THE DOCUMENTATION OR INFRINGE THIRD PARTY RIGHTS THAT THE SOFTWARE, AS DELIVERED, WOULD NOT HAVE INFRINGED. THE FOREGOING ARE LICENSEE'S SOLE AND EXCLUSIVE REMEDIES UNDER THIS LICENSE. THE WARRANTY IS MADE TO AND FOR THE BENEFIT OF LICENSEE ONLY. NO OTHER WARRANTIES, EXPRESS OR IMPLIED, ARE GIVEN IN THIS AGREEMENT REGARDING THE SOFTWARE OR ANY RELATED SERVICE, INCLUDING ERROR FREE OR UNINTERRUPTED PERFORMANCE, WARRANTIES OF MERCHANTABILITY OR FITNESS FOR LICENSEE'S INTENDED USE. ALSO, THERE IS NO WARRANTY OF NON-INFRINGEMENT AND TITLE OR QUIET ENJOYMENT. <text:line-break/>(IV) IF APPLICABLE LAW REQUIRES ANY WARRANTIES WITH RESPECT TO THE SOFTWARE, ALL SUCH WARRANTIES ARE LIMITED IN DURATION TO NINETY (90) DAYS FROM THE DATE OF PURCHASE. <text:line-break/>(V) NO ORAL OR WRITTEN INFORMATION OR ADVICE GIVEN BY IT MILL, ITS DEALERS, DISTRIBUTORS, AGENTS OR EMPLOYEES SHALL CREATE A WARRANTY OR IN ANY WAY INCREASE THE SCOPE OF ANY WARRANTY PROVIDED HEREIN. </text:p>
      <text:p text:style-name="Text_20_body">6. <text:span text:style-name="T1">Liability</text:span>. (I) IN NO EVENT WILL IT MILL BE LIABLE FOR ANY DAMAGES, CLAIMS OR COSTS WHATSOEVER OR ANY CONSEQUENTIAL, INDIRECT, INCIDENTAL DAMAGES, OR ANY LOST PROFITS OR LOST SAVINGS, EVEN IF A IT MILL REPRESENTATIVE HAS BEEN ADVISED OF THE POSSIBILITY OF SUCH LOSS, DAMAGES, CLAIMS OR COSTS OR FOR ANY CLAIM BY ANY THIRD PARTY. THE FOREGOING LIMITATIONS AND EXCLUSIONS APPLY TO THE EXTENT PERMITTED BY APPLICABLE LAW. IT MILL'S AGGREGATE LIABILITY UNDER OR IN CONNECTION WITH THIS AGREEMENT SHALL BE LIMITED TO THE SOFTWARE LICENSE FEE RECEIVED BY IT MILL FROM LICENSEE. <text:line-break/>(II) THE FOREGOING LIMITATIONS ON LIABILITY ARE INTENDED TO APPLY TO THE WARRANTIES AND DISCLAIMERS ABOVE AND ALL OTHER ASPECTS OF THIS EULA </text:p>
      <text:p text:style-name="Text_20_body">7. <text:span text:style-name="T1">Indemnification</text:span>. Should a claim or action be brought against IT Mill that arise or result from the use and distribution of Licensee's programs that make use of the Software, Licensee, will, at its expense, defend or settle any such claim or action and indemnify and hold IT Mill harmless provided that IT Mill has given prompt written notice to Licensee of any such claim, action and given Licensee the authority to represent IT Mill as contemplated in this section. </text:p>
      <text:p text:style-name="Text_20_body">8. <text:span text:style-name="T1">Default</text:span>. A party who fails to perform any obligation under this Agreement by the date provided in or under the Agreement, shall only be in default if the other party has given it written notice of default by registered letter and no performance has taken place within the reasonable period specified in the notice. </text:p>
      <text:p text:style-name="Text_20_body">9. <text:span text:style-name="T1">Confidential Information</text:span>. Confidential Information of the other party will be used solely for the purpose of this Agreement and will not be directly or indirectly disclosed, by action or omission to any third party without the other party's prior written consent. Each party agrees to exercise due care in protecting the Confidential Information from unauthorized use and disclosure. Nothing herein prevents Licensee from participating in routine discussions in a "IT Mill Software user group" context or the parties from divulging Licensee's intended use of the Software. Either party may refer to the other as either supplier or customer, as appropriate. <text:line-break/>"Confidential Information" includes this Agreement, the object-code Software or source derived there from, its Documentation, information, data sheets, benchmark tests, specifications, and any other proprietary information clearly marked as "confidential information". It does not include information that is (i) publicly available, or (ii) obtained independently without violation of this License, or (iii) obtained from third parties without restrictions on disclosure, or (iv) required to be disclosed by applicable law, order of a court or other governmental entity. </text:p>
      <text:p text:style-name="Text_20_body">10. <text:span text:style-name="T1">Payments</text:span>. In consideration of the rights granted herein, Licensee agrees to pay IT Mill the amounts ("the Fees") specified in the applicable Product Order Form(s). IT Mill's pricing reflects the allocation of risks and limitation of liability. Except as otherwise provided in the warranties section, the Fees are non cancelable and non-refundable and due and payable in full within thirty (30) days as of the date of purchase. All charges and fees provided for in this Agreement are exclusive of and do not include any VAT-taxes, similar governmental charges and Licensee agrees to reimburse IT Mill for the aforementioned taxes and charges (if any). Any amounts due not paid within thirty (30) days will be subject to interest of one (1) per cent per month, of which the interest will be immediately due and payable. </text:p>
      <text:p text:style-name="Text_20_body">12. <text:span text:style-name="T1">Term and Termination</text:span>. The license commences on the date of purchase stated in the Product Order Form and will remain in force. IT Mill may forthwith terminate this Agreement only if: (i) Licensee breaches this Agreement and such breach is not cured within thirty (30) days after Licensee has been given written notice of such breach; or (ii) if Licensee terminates its business activities or becomes insolvent, is unable to pay its debts as they mature, makes an assignment for the benefit of creditors or becomes subject to direct control of a trustee, receiver or similar authority. No termination on the basis of this provision will entitle Licensee to a refund of any portion of the fees paid to IT Mill.<text:line-break/>Maintenance services will start at the date of purchase and remain in force until a period of 1 year. The Maintenance services will automatically renew for all available offerings at the end of the first Term and any subsequent Terms unless Licensee has provided IT Mill with a written termination notice of its intention not to renew the Subscriptions at least thirty (30) days prior to the expiration of the then current Maintenance Term. No termination on the basis of this provision will entitle Licensee to a refund of any portion of the Maintenance fees paid to IT Mill.<text:line-break/>Termination will not affect either party's obligations regarding Confidential Information, payments, limitations of liability, and/or applicable law, which provisions will survive termination of this license. Upon termination of this license, Licensee agrees to forthwith discontinue any use of the Software, related Documentation, Confidential Information and derivative works or copies thereof. Licensee agrees to then supply IT Mill with a License Agreement signed by an executive officer of Licensee verifying that this provision has been complied with, and immediately return the Software and Documentation and copies thereof to IT Mill. </text:p>
      <text:p text:style-name="Text_20_body">13. <text:span text:style-name="T1">Waiver</text:span>. Any waiver of the provisions of this Agreement, or rights of either party must be in writing to be effective. Failure or delay to enforce any such rights, will not be construed as a waiver and will not affect the validity (in whole or in part) of this Agreement or prejudice such party's right to take subsequent action. </text:p>
      <text:p text:style-name="Text_20_body">14. <text:span text:style-name="T1">Severability</text:span>. If any provision in this Agreement is found to be invalid, unlawful or unenforceable to any extent, the parties will in good faith agree to such amendments that will preserve, as far as possible, the intentions expressed in this Agreement. If the parties fail to agree on such an amendment, such invalid provision will be severed from the remaining provisions, which will continue to be valid and enforceable to the fullest extent permitted by applicable Law. </text:p>
      <text:p text:style-name="Text_20_body">15. <text:span text:style-name="T1">Standard terms</text:span>. No terms or conditions of any purchase order, acknowledgement or other business form that Licensee may use in connection with the acquisition or licensing of the Software and related services will have any effect on the rights, duties or obligations of the parties under, or otherwise modify, this Agreement, regardless of any failure of IT Mill to object to such terms, provisions or conditions. </text:p>
      <text:p text:style-name="Text_20_body">16. <text:span text:style-name="T1">Audit</text:span>. Licensee agrees to give IT Mill access and assistance as may be necessary for IT Mill to audit Licensee's compliance with this Agreement. The audit shall be conducted at IT Mill's expense unless the results of such an audit establish that Licensee's use of the Software exceeds the authorized use. Any use in excess will be regularized and the balance will be immediately due and payable. </text:p>
      <text:p text:style-name="Text_20_body">17. <text:span text:style-name="T1">Applicable Law</text:span>. All parties will not be bound by any statements other than those included in this copy of the Agreement. This License Agreement shall be construed as under and governed in accordance with the laws of the Finland. Both parties agree that any disputes arising out of this License Agreement or its interpretation shall be finally settled in arbitration by a single arbitrator in accordance with the Rules of the Arbitration Committee of the Finnish Central Chamber of Commerce pursuant to the regulations in force. The arbitration shall be conducted in Turku, Finland. In each case this EULA shall be construed and enforced without regard to the United Nations Convention on the International Sale of Goods. </text:p>
      <text:p text:style-name="Text_20_body">18. <text:span text:style-name="T1">Maintenance</text:span>. Licensee is entitled to receive generally available Revision and Minor Versions of the Software and the related Documentation. Generally available Major Versions of the Software will be made available against an upgrade fee and will be shown on the website http://www.itmill.com. The level of Maintenances is indicated in the product order form. </text:p>
      <text:p text:style-name="Text_20_body">19. <text:span text:style-name="T1">Support</text:span>. Licensee is entitled to receive support pursuant to the support level mentioned in the Product Order Form as shown on the website http://www.itmill.com and changed from time to time. </text:p>
      <text:p text:style-name="Text_20_body">22. <text:span text:style-name="T1">Force Majeure</text:span>. Licensee is aware that the Software is connected with or wholly or partially based on an portfolio of third party technology products, industry standards and/or official standards such as HTML, xHTML, Javascript, CSS/Cascade Style Sheets, XML, XSLT, XPath and e.g. internet related aspects as bandwidth, firewalls, cpu/computer processor units etc. which is ever changing or may be even be succeeded by yet unknown new products or techniques. Therefore performance interruptions due to such cause(s) are excluded from any liability of IT Mill to Licensee or any of its affiliates and form a force majeure. Nevertheless IT Mill maintenance &amp; support policies are focused to adapt, where possible the Software, to overcome interruptions as mentioned. </text:p>
      <text:p text:style-name="Text_20_body">Apart from third party ict-aspects, the Software itself is not fault-tolerant and is not designed, manufactured, or intended for use or resale as on-line control equipment in hazardous environments requiring fail-safe performance, such as in the operation of nuclear facilities, aircraft navigation or communications systems, air traffic control, direct life support machines, or weapons systems, in which the failure of the Software could lead directly to death, personal injury, or severe physical or environmental damage ("high risk activities"). Customer shall not use the Software for such high risk activ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0T13:32:09</meta:creation-date>
    <dc:creator>Jani Laakso</dc:creator>
    <dc:date>2007-01-10T17:01:17</dc:date>
    <dc:language>en-US</dc:language>
    <meta:editing-cycles>4</meta:editing-cycles>
    <meta:editing-duration>PT3M37S</meta:editing-duration>
    <meta:user-defined meta:name="Info 1"/>
    <meta:user-defined meta:name="Info 2"/>
    <meta:user-defined meta:name="Info 3"/>
    <meta:user-defined meta:name="Info 4"/>
    <meta:document-statistic meta:table-count="0" meta:image-count="0" meta:object-count="0" meta:page-count="1" meta:paragraph-count="22" meta:word-count="2430" meta:character-count="15209"/>
  </office:meta>
</office:document-meta>
</file>